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text-align="justify" style:justify-single-word="false"/>
    </style:style>
    <style:style style:name="P2" style:family="paragraph" style:parent-style-name="Normal_20__28_Web_29_" style:master-page-name="Standard">
      <style:paragraph-properties fo:text-align="justify" style:justify-single-word="false" style:page-number="auto"/>
    </style:style>
    <style:style style:name="T1" style:family="text">
      <style:text-properties style:font-name="Calibri"/>
    </style:style>
    <style:style style:name="T2" style:family="text">
      <style:text-properties style:font-name="Calibri" fo:font-size="13.5pt" fo:font-weight="bold" style:font-size-asian="13.5pt" style:font-weight-asian="bold" style:font-size-complex="13.5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11 października 2006 r.</text:span></text:p>
      <text:p text:style-name="P1"><text:span text:style-name="T2">Wiceprezes Rady Ministrów Minister Finansów Zyta Gilowska:</text:span></text:p>
      <text:p text:style-name="P1"><text:span text:style-name="T1">    Panie Marszałku! Panie i Panowie Posłowie! Pierwsze czytanie projektu ustawy budżetowej zawsze było wydarzeniem wiążącym trochę większą liczbę posłów niż dzisiaj obecnych na sali, ale rozumiem, iż czas jest t</text:span><text:bookmark text:name="_GoBack"/><text:span text:style-name="T1">ak gorący, że powinnam się streszczać i odnosić tylko do kwestii najważniejszych, co niniejszym postaram się uczynić.</text:span></text:p>
      <text:p text:style-name="P1"><text:span text:style-name="T1">    W kwestii przygotowań do zaprojektowania budżetu państwa na rok 2007 i opracowania całego projektu ustawy budżetowej Rada Ministrów przyjęła stosowne założenia, zgodnie z przepisami prawa, 13 czerwca bieżącego roku. Projekt został przez Radę Ministrów uchwalony 27 czerwca bieżącego roku. Pomiędzy 13 czerwca a wrześniem, kiedy prace nad projektem ustawy były finalizowane, należało - i zrobiliśmy to - uwzględnić istotną poprawę wielu parametrów makroekonomicznych, które są zawsze przyjmowane jako punkt wyjścia w pracach nad ustawą budżetową. I tak, w odniesieniu do podstawowych założeń makroekonomicznych, przeszacowaliśmy w górę prognozę nominału produktu krajowego brutto przewidzianego na 2006 r., a także prognozę produktu krajowego brutto nominalnie na rok 2007. Na rok 2007 prognoza ta wynosi 1 099 700 mln nominalnie. Nie zmieniliśmy prognozy tempa wzrostu produktu krajowego brutto w 2007 r. (Dzwonek) Prognoza ta i w czerwcu, i we wrześniu, została przez nas przyjęta na poziomie 4,6% PKB, aczkolwiek zmieniliśmy na wyższą prognozę tempa wzrostu produktu krajowego brutto w roku 2006: wedle założeń czerwcowych 4,6%, wedle skorygowanych założeń wrześniowych 5,2%. Istotnie poprawiają się pozostałe parametry tworzące składniki napędowe produktu krajowego brutto w 2007 r. Zwracam uwagę, iż szczególnie istotnie wzrasta akumulacja. Tempo wzrostu akumulacji przekroczy w 2007 r. 10 punktów. To jest granica przez wielu obserwatorów i komentatorów uważana za istotną, w jakimś sensie krytyczną. Podwyższyliśmy także prognozowane dynamiki produkcji sprzedanej przemysłu, a także produkcji budowlano-montażowej. Nastąpiła niewielka korekta prognozowanych wskaźników inflacji. Ceny towarów i usług konsumpcyjnych w ujęciu średniorocznym szacujemy, iż parametr ten wyniesie w 2007 r. 1,9%, a w relacjach grudzień, koniec okresu 2007, grudzień 2007 - grudzień 2006 1,9%. Skorygowaliśmy w górę szacunki dotyczące zatrudnienia. Zauważamy z zadowoleniem, iż zmiany na rynku pracy są korzystne i sprawiają, że: po pierwsze, rośnie przeciętne zatrudnienie w gospodarce narodowej i będzie wzrastało w 2007 r.; po drugie, maleje liczba bezrobotnych i będzie malała w 2007 r. Według naszych szacunków na koniec 2007 r. liczba bezrobotnych będzie mniejsza niż 2200 tys. osób, co jest znaczącym spadkiem w stosunku do końca roku 2005, którego dane są pewne, gdzie wynosiła ponad 2 tysiące, przepraszam, 2700 tys. - olbrzymia różnica ponad 500 tys. osób. W efekcie spadnie stopa bezrobocia. Szacujemy, iż na koniec 2007 r. stopa bezrobocia będzie oscylowała wokół 14%. Również istotny spadek wobec końca 2005 r., gdzie stopa bezrobocia wynosiła 17,6%.</text:span></text:p>
      <text:p text:style-name="P1"><text:span text:style-name="T1">    W odniesieniu do założeń istotnych dla bardzo wielu rachunków wykonywanych przy okazji projektowania budżetu państwa, a dotyczących kursów zakładamy bardzo nieznaczną aprecjację naszej waluty, nieco silniejszą w stosunku do dolara amerykańskiego i praktycznie niezauważalną w stosunku do euro. Mamy nadzieję, iż tego rodzaju tendencja będzie się realizowała, ale to oznacza, że mamy nadzieję na istotną stabilizację na rynkach finansowych, a stabilizacja na rynkach finansowych jest pochodną nie tylko ocen polskiej gospodarki, bo ta jest w stanie znakomitym, ale </text:span><text:soft-page-break/><text:span text:style-name="T1">także ocen zdolności polskich polityków do podejmowania racjonalnych decyzji ekonomicznych.</text:span></text:p>
      <text:p text:style-name="P1"><text:span text:style-name="T1">    Pozwolę sobie zauważyć, iż nieco w górę korygowane wskaźniki cen towarów i usług konsumpcyjnych każą liczyć się z pewnym ruchem w górę w odniesieniu do stóp procentowych w ujęciu nominalnym. Mówimy oczywiście o tej podstawowej stopie procentowej, która występuje w operacjach otwartego rynku. Skorygowaliśmy prognozę wrześniową, która wynosiła 4 pkt średniorocznie, na 4,3 pkt średniorocznie w 2007 r., a w ujęciu grudzień do grudnia prognozę wrześniową skorygowaliśmy z 4 pkt na 4,5. Liczymy się z faktem, iż pewne niewielkie, pojawiające się w gospodarce ruchy cen mogą być korygowane przez stosowne władze poprzez również nieznaczne, ale zauważalne zmiany w stopach procentowych.</text:span></text:p>
      <text:p text:style-name="P1"><text:span text:style-name="T1">    Utrzymujemy cały czas bardzo bezpieczne tempo relacji gospodarczych z zagranicą. Zakładamy, iż saldo obrotów bieżących bilansu płatniczego odniesione do produktu krajowego brutto wyniesie w 2007 r. 2,4%, a w następnych 2 latach ustabilizuje się na poziomie 2,5%. To tyle w telegraficznym skrócie, jeśli chodzi o podstawowe założenia makroekonomiczne.</text:span></text:p>
      <text:p text:style-name="P1"><text:span text:style-name="T1">    Muszę powiedzieć jeszcze kilka słów o założeniach metodologicznych, które są istotne w tym projekcie, a które ten projekt odróżniają od projektów budżetu państwa i ustaw budżetowych przygotowywanych w latach poprzednich. Otóż przygotowując ten projekt, zakładaliśmy równoległą, dość poważną zmianę reguł, wedle których finanse publiczne cyrkulują pomiędzy instytucjami państwowymi, a także w gospodarce, zakładaliśmy zmianę ustawy o finansach publicznych. To zmiana daleko idąca, uchwalona przez rząd, skierowana do Wysokiej Izby, zakładająca wykonanie głównej części przedsięwzięcia, o którym mówi się od lat i które zbiorczo otrzymało nazwę ˝konsolidacja finansów publicznych˝. Konsolidowanie finansów publicznych, czyli ich skupianie w maksymalnym zakresie w podstawowym planie finansowym państwa, bo budżet państwa jest podstawowym rocznym planem finansowym państwa, ale pamiętajmy, tylko podstawowym a nie jedynym planem finansowym, i nie planem finansowym w ogóle tylko rocznym, w ujęciu rocznym.</text:span></text:p>
      <text:p text:style-name="P1"><text:span text:style-name="T1">    Zakładamy włączenie wszystkich środków pochodzących z budżetu Unii Europejskiej, a pozostawionych Polsce do dyspozycji, do budżetu państwa, nie tylko do ustawy budżetowej w formie bardziej lub mniej czytelnych załączników tylko bezpośrednio do budżetu państwa. To jest bardzo istotny zabieg o poważnych skutkach metodologicznych, formalnych i merytorycznych. Z punktu widzenia metodologii oznacza trudność w bezpośrednich porównaniach podstawowych relacji budżetowych w budżecie na rok na przykład 2006, na lata wcześniejsze, z budżetem na rok 2007. Z punktu widzenia formalnego oznacza to inny układ głównych załączników stanowiących rdzeń ustawy budżetowej, zwłaszcza załącznika nr 2. I wreszcie z punktu widzenia merytorycznego oznacza to nadanie ustawie budżetowej nieporównanie wyższej przejrzystości, finansom publicznym - jawności. Włączenie środków pochodzących z budżetu Unii Europejskiej do dużo bardziej rygorystycznych, staranniej kontrolowanych i monitorowanych, staranniej sprawdzanych reguł wydatków oznacza założenie, iż wydatki te będą dokonywane w dużo wyższej niż dotychczas kulturze dokonywania wydatków. To jest zabieg odważny, to trzeba przyznać. W istocie jest nieodzowny i towarzyszy każdej konsolidacji finansów publicznych, i towarzyszą mu pewne ryzyka, które bierze na siebie rząd, przedstawiając tego rodzaju koncepcję, że z jednej strony zwiększy się sterowność finansów publicznych, czyli nastąpi jakościowa zmiana w możliwościach kontrolowania procesów zachodzących w ramach finansów publicznych przez rząd, ale także i przez panie i panów posłów, a z drugiej strony dysponenci tych środków - </text:span><text:soft-page-break/><text:span text:style-name="T1">w istotnej części środki te są starannie rozpisane na dysponentów - biorą odpowiedzialność za należyte, skuteczne, maksymalne i sprawne korzystanie z nich, biorą odpowiedzialność za korzystanie z nich tak, żebyśmy wiedzieli, do kogo mieć pretensję, gdzie ujawniły się trudności, gdzie pojawiły się bariery w procesie absorpcji tych środków, a jak wiadomo, proces absorpcji tych środków to jest dzisiaj jedno z naszych głównych zmartwień, jedno z głównych.</text:span></text:p>
      <text:p text:style-name="P1"><text:span text:style-name="T1">    W rezultacie, i to postaram się państwu bardzo prosto wyłożyć, po stronie dochodowej i po stronie wydatkowej w obydwu tych planach finansowych pojawiają się pozycje, których wcześniej nie było, bądź liczone były inaczej. I tak po stronie dochodowej następuje istotny przyrost dochodów wykazywanych w projekcie ustawy budżetowej z tego względu, że dochody pochodzące z budżetu Unii Europejskiej, a przeznaczone na finansowanie programów i projektów, które są finansowane co do zasady ze środków europejskich, tych dochodów w bieżącym roku jest zaledwie 2 mld 200. Mamy jeszcze inne dochody pochodzące z budżetu Unii Europejskiej w 2006 r., ale nieprzeznaczone na finansowanie, na współfinansowanie, nie, przeznaczone na przykład na realizację projektu Schengen, a także przeznaczone na kompensowanie budżetowi państwa; mamy do czynienia z kompensatą budżetową w 2006 r., w 2007 r. nie będzie środków na program Schengen i nie będzie kompensaty. W rezultacie dochody wykazywane w projekcie budżetu państwa na rok 2006 rosną o 12 183 mln zł w stosunku do stanu ujawnionego w budżecie na rok 2006, ale i...</text:span></text:p>
      <text:p text:style-name="P1"><text:span text:style-name="T1">    (Poseł Anita Błochowiak: A akcyza?)</text:span></text:p>
      <text:p text:style-name="P1"><text:span text:style-name="T1">    (Głos z sali: Na...)</text:span></text:p>
      <text:p text:style-name="P1"><text:span text:style-name="T1">    ...na 2006, w stosunku do stanu na rok 2006 dochody wzrosną o 12 183 mln, ale po stronie wydatkowej ruch jest nieporównanie większy. Po stronie wydatkowej mamy do czynienia z dwiema grupami wydatków: pierwsze wydatki to są wydatki na finansowanie naszej składki do budżetu Unii Europejskiej. Składka ta w 2006 r. skalkulowana jest w ustawie budżetowej na 9 804 mln, w 2007 r. kalkulujemy składkę na 10 787 mln zł. Oznacza to wzrost wydatków tylko w tej kategorii o 1 mld zł. Z drugiej strony mamy wydatki te regularne, związane z procesem absorpcji środków unijnych, w którym to procesie absorpcji Polska musi wykonywać wielki i coraz większy wysiłek wykazywania środków krajowych współfinansujących. I z tego punktu widzenia po stronie wydatków w 2006 r. przewidujemy wykonanie tych wydatków na poziomie 7878 mln zł. Natomiast w budżecie na rok 2007 przewidujemy wykonanie tych wydatków na poziomie 24 410 mln zł. Łatwo zauważyć, iż jest to olbrzymia różnica, bo na samych wydatkach współfinansujących i finansujących mamy przyrost 16 532 mln, 16 mld! Po stronie wydatków 16 532 mln plus niespełna miliard dodatkowych wydatków na zwiększoną składkę. To razem daje 17 515 mln zł. Nieprawdziwe są więc formułowane gdzieniegdzie przez komentatorów sugestie, iż zabieg, o którym mówię, polegał na tym, że się dopisało z jednej i z drugiej strony dodatkowo, i po stronie dochodów, i po stronie wydatków, 14 700 mln. To jest nieprawda.</text:span></text:p>
      <text:p text:style-name="P1"><text:span text:style-name="T1">    Po stronie dochodów mamy wzrost o 12 183 mln, a po stronie wydatków mamy wzrost o 17 515 mln. Łatwo zauważyć, iż różnica między środkami, które Unia Europejska postawi w 2007 r. do naszej dyspozycji, a środkami, które musimy wydać, projektujemy ich wydanie w budżecie na rok 2007, przekracza 5 mld zł. 5322 mln zł - tyle środków budżetowych dodatkowych należało wygospodarować w systemie, przygotowując projekt budżetu państwa na rok 2007. Zwracam uwagę: ponad 5300 mln zł. Nie ma tych pieniędzy w wydatkach 2006 r. i muszą być w wydatkach 2007 r.</text:span></text:p>
      <text:p text:style-name="P1"><text:soft-page-break/><text:span text:style-name="T1">    Nie liczę naturalnie takich drobiazgów jak olbrzymi wysiłek instytucjonalny. Przecież żeby tego rodzaju środki pochłaniać i tego rodzaju wydatki wykonywać, musimy być przygotowani jako zestaw instytucji. Rozwijamy Ministerstwo Rozwoju Regionalnego, rozwijamy funkcje certyfikujące w Ministerstwie Rozwoju Regionalnego i w Ministerstwie Finansów. Ten wysiłek instytucjonalny nie jest za darmo. Państwo nie jest w stanie wykonywać swoich zadań, zwłaszcza tak poważnych jak integrowanie się w ramach Unii Europejskiej, za darmo. Ale mówię już tylko o pieniądzach, które są wykazywane bezpośrednio jako kierowane na obsługiwanie naszej integracji. 5322 mln.</text:span></text:p>
      <text:p text:style-name="P1"><text:span text:style-name="T1">    W takim razie jak w ogóle dokonywać porównań? Można zadać pytanie: Jak dokonywać porównań? Bo przecież to jest elementarna rzecz. Należy pokazać w sposób maksymalnie czytelny, co w budżecie na rok 2006 wykonywanym i co w budżecie na rok 2007 projektowanym jest innego.</text:span></text:p>
      <text:p text:style-name="P1"><text:span text:style-name="T1">    Otóż z punktu widzenia wydatków rzecz jest relatywnie prosta, aczkolwiek trzeba trochę uprościć. Jeśli państwo zechcecie sięgnąć do ustawy budżetowej na rok 2006, to zauważycie państwo, iż wydatki planowane na rok 2006 wynoszą 225 800 mln, z pewnym uproszczeniem, 225,8 mld zł, a na rok 2007, z pewnym uproszczeniem, 256 800 mln. Od obydwu tych agregatów należy odjąć, i w 2006 r., i w 2007 r., wydatki przeznaczone na współfinansowanie po stronie państwa polskiego projektów finansowanych ze środków Unii Europejskiej oraz wydatki na składkę. One nie są takie same. Jak już powiedziałam, wydatki na składkę będą wyższe o ponad miliard złotych, a wydatki na współfinansowanie będą wyższe o ponad 4300 mln. Po dokonaniu takiej operacji otrzymujemy kwoty porównywalne: w 2006 r. kwotę 210 100 mln wydatków, w których nie ma bezpośrednich środków związanych z integracją, i w 2007 r. kwotę 221 634 mln. Zastanawiając się zatem nad najważniejszą rzeczą, czy ten budżet jest rozrzutny i marnotrawny, trzeba porównać te dwie zmniejszone kwoty: 210,1 mld - 2006 r., 221,6 mld - 2007 r.</text:span></text:p>
      <text:p text:style-name="P1"><text:span text:style-name="T1">    Wstawienie do licznika wyższej kwoty, do mianownika niższej - w liczniku wydatki takie właśnie okołounijne netto, powiedziałabym, unettowione z punktu widzenia Unii Europejskiej - daje dynamikę wzrostu wydatków 105,49%. A porównanie nominałów produktów krajowych brutto na 2007 r. i 2006 r. daje dynamikę tych nominałów 106,15%. Widać wyraźnie, iż tempo wzrostu wydatków nominalne, po wyodrębnieniu środków związanych z integracją europejską, jest niższe niż nominalne tempo wzrostu PKB i, co więcej, jest o ponad 1,6 punktu procentowego niższe niż tempo nominalnego wzrostu wydatków w 2006 r. w stosunku do 2005 r., również po dokonaniu takiej operacji. Nie jest więc - przynajmniej z tego punktu widzenia - zgodna z prawdą teza, iż budżet został ułożony rozrzutnie. Ale ja do tej tezy jeszcze wrócę.</text:span></text:p>
      <text:p text:style-name="P1"><text:span text:style-name="T1">    W budżecie, najprościej ujmując, chodzi o to, żeby z jednej strony prognozować możliwie celnie dochody i do tych prognoz dochodów dostosować planowane wydatki, tak iżby zmieścić się w regułach, które obowiązują w każdym cywilizowanym państwie demokratycznym, a obowiązują zwłaszcza nas - mamy pewne przesądzenia dotyczące finansów zapisane w konstytucji, pewne przesądzenia wynikają z traktatu akcesyjnego i wreszcie pewne reguły sami przyjęliśmy, co należy przyjąć z najwyższym zadowoleniem, na przykład kotwicę budżetową. (Oklaski)</text:span></text:p>
      <text:p text:style-name="P1"><text:span text:style-name="T1">    (Poseł Anita Błochowiak: Chyba z UE.)</text:span></text:p>
      <text:p text:style-name="P1"><text:span text:style-name="T1">    Wobec tego jak prognozujemy dochody, a zwłaszcza czy planujemy wzrost obciążeń podatkowych? Bo ja ze zdumieniem słyszę od kilkunastu dni, że planujemy wzrost obciążeń podatkowych. To jest nieprawda z żadnego punktu widzenia. Idźmy po kolei.</text:span></text:p>
      <text:p text:style-name="P1"><text:soft-page-break/><text:span text:style-name="T1">    Dochody podatkowe prognozujemy w 2007 r. na poziomie 191 799 mln, co oznacza nominalnie wzrost o 10,27% w stosunku do przewidywanego wykonania tychże dochodów podatkowych w 2006 r. W relacji do produktu krajowego brutto istotnie dochody podatkowe zwiększą swój stan posiadania o 0,6 punktu procentowego. 0,6 punktu procentowego - to jest bardzo niewielki wzrost udziału. Z czego to wynika? To proste. Ze wzrostu gospodarczego. Ze wzrostu zatrudnienia; planujemy dynamikę wzrostu zatrudnienia na poziomie niespełna 1,5%. Ze wzrostu produktu krajowego brutto, realnie 4,6%. Z planowanego wzrostu, przypuszczalnego wzrostu cen towarów i usług detalicznych na 1,9% średniorocznie. Z prognozowanej dynamiki wynagrodzeń, i nominalnej, i realnej, która jest spora i znacznie przewyższa zero. I wreszcie ze wzrostu spożycia ogółem. Te wszystkie czynniki sprawiają, iż udział prognozowanych wpływów podatkowych do budżetu państwa ogółem w 2007 r. będzie nieznacznie, o 0,6% PKB, wyższy niż w roku 2006.</text:span></text:p>
      <text:p text:style-name="P1"><text:span text:style-name="T1">    Natomiast w odniesieniu do dochodów z poszczególnych rodzajów podatków warto zauważyć, że istotnie największą dynamikę wzrostu zanotuje podatek od towarów i usług. Podatek od towarów i usług, jak już powiedziałam, jest z jednej strony funkcją wzrostu wynagrodzeń, zarówno nominalnie, jak i realnie, wzrostu spożycia, ale z drugiej strony jest to także efekt pewnych zmian modelu konsumpcji. Jeżeli chodzi o wzrost spożycia, to zawsze w warunkach stabilizacji gospodarczej, w warunkach pomyślnego biegu zdarzeń zmienia się struktura konsumpcji. Zmiana struktury konsumpcji wynikająca ze zmiany modelu konsumpcji może oznaczać także, że relatywnie więcej środków obywatele będą przeznaczać na towary, które są obciążone wyższą stawką. Ale nie dzieje się tak dlatego, że rząd planuje podwyższyć stawkę, bo rząd takich planów nie ma, tylko dlatego że obywatele np. relatywnie mniej wydają na żywność, która jest bardzo nisko opodatkowana. Wręcz przeciwnie, planujemy pewne obniżki w podatku od towarów i usług. Przecież wynegocjowaliśmy w 2006 r., konkretnie w lutym - podpisaliśmy już stosowne papiery i mamy stosowne zezwolenia - obniżenie stawki podatku VAT do 7% na 3 kategorie pracochłonnych usług określonych w załączniku K do szóstej dyrektywy VAT-owskiej. Przecież planujemy - i zamierzamy to zrobić, tośmy uwzględnili w prognozach - likwidację 30-procentowej sankcji w VAT. Przecież projektujemy wprowadzenie możliwości zryczałtowanego opodatkowania drobnych podatników w zakresie niektórych kategorii usług.</text:span></text:p>
      <text:p text:style-name="P1"><text:span text:style-name="T1">    W przypadku podatku od towarów i usług ten udział w produkcie krajowym brutto wzrośnie z 8 punktów procentowych do 8,4%. Gdy mówiłam, że wzrostu podatków nie będzie, usłyszałam z sali: A akcyza? Jeśli chodzi o podatek akcyzowy, to zakładamy, że udział wpływów z tego podatku w 2007 r. utrzyma się na tym samym poziomie, jaki przewidujemy dla roku 2006 - 4,1%. Natomiast nie oznacza to, że nie będzie żadnych ruchów w podatku akcyzowym - niektóre z nich zostały odłożone na dużo późniejszy czas - ale będą one nie dlatego, że rząd kocha fiskalizm, że rząd chciałby podwyższać podatki, że rząd jest spragniony dodatkowych pieniędzy od podatników - nie dlatego - tylko dlatego że Polskę obowiązuje ścieżka dostosowań w stawkach akcyzy. Zwłaszcza w odniesieniu do akcyzy włączonej w cenę paliw silnikowych, a także do akcyzy obciążającej wyroby tytoniowe Polska jest zobligowana do dostosowywania się do stawek minimalnych obowiązujących w Unii Europejskiej. I to jest główny powód, dla którego mogą, jak przewidujemy, wzrastać stawki akcyzy w niektórych kategoriach, a nasze podatki są w Europie oceniane jako przychylne i dobrze, żebyśmy pamiętali, że jeszcze 4 miesiące temu byliśmy oskarżani o dumping podatkowy.</text:span></text:p>
      <text:p text:style-name="P1"><text:soft-page-break/><text:span text:style-name="T1">    W podatkach dochodowych zarówno od osób prawnych, jak i od osób fizycznych rząd w przedłożeniach przekazanych Wysokiemu Sejmowi zaproponował wiele ułatwień i uproszczeń, a także zmian metodologicznych, korzystnych dla podatnika. Przypomnę, że w kwestii podatku dochodowym od osób fizycznych przedstawiliśmy projekt zakładający 3-letnią ścieżkę ewolucji zarówno parametrów tego podatku, jak i wreszcie jego konstrukcji - poczynając od woli tzw. odmrożenia progów podatkowych w roku 2007, a także odmrożenia pozostałych parametrów tego podatku, które mają wpływ na wielkość obciążenia podatkowego, tzn. tzw. kwoty wolnej, a także tzw. kosztów uzyskania przychodów, poprzez stopniową ewolucję do 1 stycznia 2009, kiedy zdaniem rządu powinniśmy mieć tylko jeden próg i dwie stawki: 18 i 32%. Od 1 stycznia 2009 r.</text:span></text:p>
      <text:p text:style-name="P1"><text:span text:style-name="T1">    Żeby ten zamiar mógł być wprowadzony w życie, to stosowne przepisy muszą być uchwalone dużo wcześniej. To nie jest tak, że rząd planuje w 2009 r. pogawędzić o zmianach w podatkach. Nie. Jeśli chodzi o podatek dochodowy od osób fizycznych, to rząd ma gotową formułę przejścia ze stawek trzech na stawki dwie - gotową do przekazania do pracy w Wysokiej Izbie i do uchwalenia, tak żebyśmy w połowie 2008 roku już wiedzieli, że od 1 stycznia 2009 r. będą dwie stawki z jednym bardzo wysokim progiem. Pozwolę sobie zauważyć, że rząd proponuje wprowadzenie w podatku dochodowym od osób prawnych możliwości dokonywania jednorazowych odpisów amortyzacyjnych, że rząd proponuje stworzenie możliwości wprowadzania do kosztów uzyskania przychodów wydatków podatników na zakup usług z zakresu opieki medycznej dla pracowników. To jest w obydwu podatkach dochodowych.</text:span></text:p>
      <text:p text:style-name="P1"><text:span text:style-name="T1">    Nie planujemy żadnej ofensywy fiskalnej. Nie planujemy wzrostu podatków. Aczkolwiek wiemy, iż obciążenia podatkowe poszczególnych podatników będą się zmieniały, ale tylko w zależności od struktury konsumpcji tych podatników. Wolumen dochodów podatkowych wzrośnie. Z porównania roku 2006, gdzie przewidujemy wykonanie na poziomie niespełna 174 mld zł...</text:span></text:p>
      <text:p text:style-name="P1"><text:span text:style-name="T1">    (Głos z sali: To tylko życzenia.)</text:span></text:p>
      <text:p text:style-name="P1"><text:span text:style-name="T1">    ...do roku 2007, gdzie przewidujemy 192 mld zł 800 mln w zaokrągleniu, wynika, jak łatwo zauważyć, iż wolumen dochodów podatkowych przyrośnie o 17 mld 867 mln nominalnie. 17 mld 860 mln. No i rzeczywiście można sobie postawić pytanie: Skoro dochody podatkowe wzrosną, na co rząd projektuje przeznaczyć te pieniądze?</text:span></text:p>
      <text:p text:style-name="P1"><text:span text:style-name="T1">    (Głos z sali: Na jakie cele?)</text:span></text:p>
      <text:p text:style-name="P1"><text:span text:style-name="T1">    Na jakie cele? Bo być może tu jest rozrzutność? Większe wpływy z podatków i rozrzutność, tak żeby się specjalnie nie trudzić. Otóż tego rodzaju teza jest również nieprawdziwa. Ogólny przyrost wydatków pomiędzy 2006 r. i 2007 r. jest szacowany na poziomie 31 mld zł -ogólny przyrost wydatków na poziomie 31 mld zł - ale widzimy, że przyrost na samych operacjach europejskich pochłania prawie 2/3 tego przyrostu. Przyrost wydatków niezwiązanych z obsługą naszego procesu akcesji to jest 11,5 mld zł. A przed chwilą podałam, że przyrost wpływów z dochodów podatkowych to niespełna 18 mld zł.</text:span></text:p>
      <text:p text:style-name="P1"><text:span text:style-name="T1">    Popatrzmy na to z punktu widzenia wpływów podatkowych. To niespełna 18 mld zł. Z całą pewnością więcej wszystkiego nominalnie. Z całą pewnością trzeba odliczyć przyrost wydatków obsługujących proces integracji. Zostaje 11,5 mld na wydatkach i ok. 7-8 mld na podatkach, na wpływach. A przecież rząd przyjmuje obok głównego priorytetu w tej ustawie, czyli maksymalnej, skutecznej, sprawnej absorpcji środków pozostawionych Polsce do dyspozycji przez Unię Europejską, ewidentny priorytet branżowy, to jest rolnictwo i modernizację obszarów wiejskich, bo i w Polsce, podobnie jak w Unii Europejskiej, ponad połowa środków kierowanych jest na rolnictwo. W Polsce z przyrostu środków związanych z Unią Europejską w wysokości </text:span><text:soft-page-break/><text:span text:style-name="T1">38 mld zł ponad 20 mld to jest Wspólna Polityka Rolna. W rezultacie w tym budżecie środki na rolnictwo będą wynosiły ponad 36 mld zł. To jest priorytet, można powiedzieć, drugi obok unijnego. Priorytet unijny i rolnictwo, obszary wiejskie. Tak znacznych pieniędzy adresowanych do tak szerokiego kręgu, nie do obszarników tylko do szerokiego kręgu mieszkańców wsi i rolników, polska wieś nie miała jeszcze nigdy.</text:span></text:p>
      <text:p text:style-name="P1"><text:span text:style-name="T1">    (Głos z sali: Zależy, jak będziemy liczyć.)</text:span></text:p>
      <text:p text:style-name="P1"><text:span text:style-name="T1">    Nigdy jeszcze polska wieś takich środków nie miała, była biedna. (Oklaski) To są pieniądze, które się polskiej wsi należą ze względu na intensywną eksploatację rolnictwa przez dziesiątki lat (Oklaski), ze względu na fakt, że obywatele zamieszkali na wsi mają takie same prawa jak obywatele zamieszkali w miastach i należy zadbać o to, żeby ich status cywilizacyjny nie odstawał w sposób taki, jak to się zdarza dzisiaj, a także ze względu na fakt, iż modernizacja gospodarki rolnej jest jednym z głównych celów Unii Europejskiej, której staliśmy się członkiem i jesteśmy z tego dumni. Więc gdzie jest pozostałe 11,5 mld? To proste - poszło głównie na bezpieczeństwo. Rząd proponuje przeznaczyć te środki na poprawę bezpieczeństwa - bezpieczeństwa zewnętrznego, bezpieczeństwa wewnętrznego i bezpieczeństwa zdrowotnego. (Oklaski)</text:span></text:p>
      <text:p text:style-name="P1"><text:span text:style-name="T1">    (Poseł Marek Wikiński: Zewnętrzne to Afganistan.)</text:span></text:p>
      <text:p text:style-name="P1"><text:span text:style-name="T1">    Istotna poprawa bezpieczeństwa zewnętrznego oznacza przyrost środków wydatkowanych na obronę narodową o 3132 mln zł i w ten sposób wreszcie, w sposób cywilizowany i zgodny z współczesnymi standardami, będziemy ogarniać wszelkie wydatki, w tym wydatki na zakup samolotu wielozadaniowego, co należało uczynić nawet wcześniej, a nie tylko czekać do roku 2007. W tym mamy przyrost wydatków na bezpieczeństwo wewnętrzne 1800 mln zł, z czego niespełna 1200 mln to są środki przeznaczone na finansowanie pierwszego etapu programu modernizacji policji. I wreszcie mamy w tym kwotę 1200 mln zł na finansowanie wydatku, którego dotychczas nie było - na ratownictwo medyczne, bez wątpienia element istotny dla bezpieczeństwa Polaków. (Oklaski)</text:span></text:p>
      <text:p text:style-name="P1"><text:span text:style-name="T1">    Na marginesie pozwolę sobie zauważyć, że przyjęte wcześniej ustalenia, niedotyczące wyłącznie i bezpośrednio budżetu państwa, przedstawiane Wysokiej Izbie w maju tego roku, dotyczące trzyletniej perspektywy finansowania publicznego systemu ochrony zdrowia, są aktualne. Tak jak wówczas, w maju, tak i teraz trzeba z całą odpowiedzialnością stwierdzić, iż system ochrony zdrowia w jego segmencie publicznym w 2007 r. otrzyma środki wyższe niż w roku 2006 o ponad 5 mld zł (Oklaski), z czego 1200 mln to są środki z budżetu, pozostałe środki są skoncentrowane w Narodowym Funduszu Zdrowia. Pozostaje także w mocy wówczas poczynione ustalenie i obietnica złożona Wysokiej Izbie, paniom i panom posłom, że prace nad tzw. koszykiem, rejestrem usług, które muszą być każdemu obywatelowi, niezależnie od okoliczności, gwarantowane według tego samego standardu ze środków publicznych, będą zakończone w maju 2007 r. To jest istotne, żeby te prace zakończyć.</text:span></text:p>
      <text:p text:style-name="P1"><text:span text:style-name="T1">    11,5 odjąć 6,132 mld - 11,5 to wydatki, z których się nie rozliczyłam jeszcze, 6,132 mld to wydatki na poprawę bezpieczeństwa wewnętrznego, zewnętrznego i zdrowotnego. Na co jeszcze? Obowiązki ustawowe, a także potrzeba budowy infrastruktury państwa. Na mocy ustawy dodatkowe środki, w związku ze wzrostem nominalnych wpływów z akcyzy, w kwocie 1064 mln zł, muszą być skierowane na finansowanie infrastruktury lądowej.</text:span></text:p>
      <text:p text:style-name="P1"><text:span text:style-name="T1">    W ramach dążenia do maksymalnego inwestowania w kapitał ludzki, w wiedzę, w gospodarkę opartą na wiedzy, miliard dodatkowych środków na edukację narodową </text:span><text:soft-page-break/><text:span text:style-name="T1">do dyspozycji ministra edukacji narodowej i 300 mln środków więcej na finansowanie nauki - to jest poprawa stanu obecnego o 10%. To jest dużo, 10% to jest znaczna kwota.</text:span></text:p>
      <text:p text:style-name="P1"><text:span text:style-name="T1">    Następnie obowiązki względem osób, które przepracowały niekiedy 40 lat, czyli obowiązki waloryzowania rent i emerytur w związku z korektami prognozowanych zmian cen towarów i usług - rząd przeznacza kwotę 2831 mln zł więcej niż w 2006 r. na ten cel.</text:span></text:p>
      <text:p text:style-name="P1"><text:span text:style-name="T1">    Wreszcie kolejny obowiązek ustawowy - ...</text:span></text:p>
      <text:p text:style-name="P1"><text:span text:style-name="T1">    (Poseł Marek Wikiński: 7 zł miesięcznie.)</text:span></text:p>
      <text:p text:style-name="P1"><text:span text:style-name="T1">    ...konieczność zapewnienia jednostkom samorządu terytorialnego stosownej partycypacji w dochodach publicznych oznacza konieczność przekazania w formie subwencji ogólnej środków nieznaczonych do swobodnej dyspozycji w kwocie większej o 863 mln zł niż w roku 2006.</text:span></text:p>
      <text:p text:style-name="P1"><text:span text:style-name="T1">    Podałam nie wszystkie przykłady, ale z tego rejestru, który przedstawiłam, wynika, że te przyrosty wydatków w wybranych dziedzinach są większe niż luz, który tu dwukrotnie wskazywałam. Przyrost wpływów z podatków to niespełna 18 mld zł, co oznacza, że dokonaliśmy w tym projekcie bardzo licznych, niekiedy prawie niezauważalnych, ale jednak istotnych w sumie, ze względu na skalę operacji, przesunięć i ograniczeń wydatków. Zwłaszcza ograniczyliśmy bardzo wydatki na administrację. (Wesołość na sali) I stało się tak, że nie ma nawet w wydatkach administracyjnych, a także, szerzej mówiąc, w sferze budżetowej, najprostszych zabiegów dostosowujących nominały płac do procesów realnych, a więc zapewniających utrzymanie siły nabywczej tych wynagrodzeń. Innymi słowy, nie ma ruchów w wynagrodzeniach realnych. Nie ma. Wiem, spodziewam się, że część z państwa będzie zabierała głos i postulowała poczynienie w tych dziedzinach miliardowych oszczędności. Polska administracja jest, wedle niezależnych ekspertów, najniżej wynagradzana w Europie.</text:span></text:p>
      <text:p text:style-name="P1"><text:span text:style-name="T1">    (Poseł Marek Wikiński: Nie ma to jak u państwa.)</text:span></text:p>
      <text:p text:style-name="P1"><text:span text:style-name="T1">    Najniżej wynagradzana w Europie. Nasi dyplomaci, nasi przedstawiciele afiliowani w różnych strukturach przy Komisji Europejskiej bardzo ciężko pracują, po kilkanaście godzin na dobę - wczoraj było posiedzenie Komitetu Ekonomicznego i Finansowego ECOFIN w Luksemburgu, byłam na tym posiedzeniu i z całą odpowiedzialnością pragnę powiedzieć, że jeśli chodzi o naszych tam przedstawicieli, którzy powinni być fachowcami najwyższej klasy, jako że Polska ma wiele opóźnień i nie jesteśmy w stanie czasami przewidzieć ruchów naszych partnerów, to ich zaangażowanie i wiedza jest olbrzymia, a wynagrodzenie niekoniecznie. Podobnie jest w Ministerstwie Finansów, którego pracę obserwuję od kilku miesięcy. Konkurencja podmiotów rynkowych jest taka, iż my w gruncie rzeczy mamy z jednej strony do czynienia z fluktuacją, a z drugiej strony, w co pewnie państwo nie będziecie w stanie uwierzyć, z takim wręcz misyjnym zaangażowaniem w pracę, zwłaszcza tych pracowników, którzy zajmują się bezpośrednio poborem podatków i projektowaniem budżetu państwa. Aparat skarbowy to jest trzecia armia w Polsce i ta armia, w sposób bardzo kulturalny, ale zaczyna się buntować, sugerując, że tak dalej być nie może.</text:span></text:p>
      <text:p text:style-name="P1"><text:span text:style-name="T1">    Przedstawiłam państwu najrzetelniej, jak umiem, i najprościej, jak umiem, główne zestawienia wchodzące w skład ustawy budżetowej, a wynikające z przedłożonego projektu budżetu państwa.</text:span></text:p>
      <text:p text:style-name="P1"><text:span text:style-name="T1">    Jak kształtuje się nasze położenie w perspektywie średniookresowej - trzeba o tym kilka słów równie szczerze i spokojnie powiedzieć. Jeśli chodzi o deficyt budżetu </text:span><text:soft-page-break/><text:span text:style-name="T1">państwa, to przyjęcie reguły kotwicy budżetowej okazało się przedsięwzięciem tak fortunnym i tak w istocie korzystnym dla nas, że możemy powiedzieć, iż tylko z punktu widzenia tego jednego parametru stabilizującego, jeśli będzie realizował się najbardziej prawdopodobny, najbardziej pożądany i oczekiwany scenariusz zmian gospodarczo-finansowych, Polska z punktu widzenia deficytu jest bezpieczna. (Oklaski) Z punktu widzenia deficytu, tak. Zresztą podobnie sprawa wygląda w odniesieniu do deficytu szerzej rozumianego. Deficyt, tak jak deficyt roczny, ale dotyczący sektora instytucji rządowych i samorządowych, tak jak to musimy liczyć w związku ze standardami obowiązującymi członka Unii Europejskiej. Jeśli chodzi o tamten deficyt, ten szerszy, sektora rządowego i samorządowego, jesteśmy w trudnym położeniu, ponieważ chyba jako jedyne państwo europejskie na taką dużą skalę, z tak poważnymi konsekwencjami, przeprowadziliśmy reformę emerytalną i liczyliśmy, że będziemy mogli zaliczać koszty tej reformy przynajmniej częściowo do korygowania prognozowanych deficytów, na co się w sumie po długich bojach jednak ani Eurostat, ani Komisja Europejska nie zgodziły. I w rezultacie mogliśmy przypuszczać, że będziemy w położeniu bardzo ciężkim. Otóż nie. Nasze położenie, jeśli chodzi o ten deficyt europejski sektora instytucji rządowych i samorządowych, też jest dobre. (Oklaski) Też jest dobre, chociaż najbliższe dwa lata będziemy jeszcze na granicy. Powtarzam, będziemy jeszcze na granicy. Bo gdybyśmy chcieli schodzić z deficytem tym szeroko rozumianym, musielibyśmy ścinać wydatki na 2 punkty procentowe PKB rocznie - tego nie zrobi żaden odpowiedzialny rząd. Żaden. Więc mamy plan na rok 2006 - deficyt liczony przy założeniu - w 2006 r. wolno nam jeszcze przyjmować to założenie - że jest z otwartymi funduszami emerytalnymi 2,1%, prognozowaliśmy na początku tego roku... My, Polacy słabo wierzymy we własne siły. Powinniśmy być odważniejsi. Prognozowaliśmy, że ten deficyt wyniesie 2,8%. W notyfikacji fiskalnej, którą przekazał GUS kilka dni temu, prognoza wynosi 2,1%. Ponieważ wykonanie budżetu państwa idzie bardzo dobrze, niewykluczone, że to będzie nieco niżej - 2,1%. Natomiast przy założeniu, że OFE jest poza sektorem, takie założenie musimy przyjmować na 2007 r. koniecznie, bo tak już będziemy musieli liczyć, deficyt wyniesie ok. 4,1%, tak więc jest 1 punkt - 1 punkt wyższy od wartości referencyjnej. Ale w 2006 r. nigdy nie obiecywaliśmy, że będziemy w stanie jednocześnie zmniejszać deficyt w naszym rozumieniu i w rozumieniu Unii Europejskiej, bo by to było z punktu widzenia polityków polskich nieodpowiedzialne. W 2007 r. prognozujemy tak: deficyt liczony po naszemu - czyli z OFE w sektorze - 1,7%, może 1,6, tu jeszcze jest pewien margines na 0,1 punktu procentowego PKB; deficyt liczony wedle wymagań Unii Europejskiej 3,7, może 3,6 punktu procentowego PKB. I to jest bardzo dobry wynik. (Oklaski) W ten sposób w 2008 r. znaleźlibyśmy się w sytuacji, gdy deficyt liczony wedle oczekiwań Komisji Europejskiej, zgodnie z regułami traktatowymi, polski deficyt sektora rządowego i samorządowego, wynosiłby ok. 3,3% punktu procentowego PKB bądź nieco mniej. A to jest wartość bliska wartości referencyjnej i pozwalająca nam wyliczyć część kosztów netto reformy emerytalnej, zgodnie z ustaleniami sprzed roku i dwóch. I w tym momencie już nie ma problemu nadmiernego deficytu. Już go nie ma. W 2009 r. mamy czystą kartę. W 2009 r. mielibyśmy deficyt liczony wedle reguł unijnych 2,8%, po skorygowaniu, bo wolno nam korygować przez trzy lata, przez kolejną cząsteczkę kosztów reformy emerytalnej netto. I jesteśmy w położeniu bardzo dobrym. Deficyt liczony z OFE - to praktycznie by go nie było, wynosiłby w 2009 r. pół punktu procentowego PKB. Pół punktu procentowego.</text:span></text:p>
      <text:p text:style-name="P1"><text:span text:style-name="T1">    No i jest pytanie: czy mamy, stop, spokojnie, bardzo łagodnie zmierzać do realizacji tego scenariusza na lata 2007-2009, krok po kroku - ze znaczną </text:span><text:soft-page-break/><text:span text:style-name="T1">wytrwałością to robimy, ze znaczną wytrwałością, a czasami wręcz nie mówimy, ale robimy - czy też mamy poszukiwać widowiskowych, efektownych, spektakularnych sukcesów, zadowalając niektórych komentatorów i niektóre kraje europejskie?</text:span></text:p>
      <text:p text:style-name="P1"><text:span text:style-name="T1">    Tak próbowali robić Węgrzy. Chcieli zadowolić swoich obywateli, chcieli zadowolić komentatorów i chcieli zadowolić kilka państw europejskich. To, co się stało na Węgrzech, nie jest rezultatem jakiegoś masowego złodziejstwa, jak sugerują niektórzy obywatele węgierscy w stanie najwyższego zdenerwowania. Nie da się ukraść 6% PKB, a tym bardziej 7% PKB. To się da tylko zmarnotrawić. I to też nie jednorazowo, w jakichś kilku akcjach, tylko rozdając pieniądze po parę groszy każdemu - a to podatnikom, a to zasiłki takie, inne zasiłki, a to waloryzacja, a to większa waloryzacja. I tak uczynić przez trzy lata. Po trzech latach takiej lekko nieodpowiedzialnej polityki Węgrzy zorientowali się, że mają deficyt sektora liczony według standardów unijnych, który u nas oscyluje wokół 4 punktów procentowych PKB, 11,6% PKB. Wykonali bardzo ostre działania konsolidacyjne, o czym była mowa na wczorajszym ECOFIN-ie, i przekonali komisję, że to jest jednak 10,3 punktu procentowego PKB. Równocześnie zakładają, iż państwowy dług publiczny węgierski wzrośnie w perspektywie roku, góra półtora, o ponad 10 punktów procentowych PKB.</text:span></text:p>
      <text:p text:style-name="P1"><text:span text:style-name="T1">    Te 10 punktów procentowych nie bez powodu wymieniłam. I nie bez powodu o tym mówię, ponieważ nasz dług publiczny liczony ze wszystkimi komponentami, państwowy dług publiczny, ta kategoria, która figuruje w konstytucji i którą jesteśmy zobowiązani miarkować, limitować na mocy traktatu z Maastricht, nasz państwowy dług publiczny, oscyluje wokół połowy produktu krajowego brutto. Prawdopodobnie w 2007 r. nieco przekroczy tę granicę, która jest uważana za ostrzegawczą - 50% PKB.</text:span></text:p>
      <text:p text:style-name="P1"><text:span text:style-name="T1">    Niektórzy mogą uważać, że jeśli jest w Unii Europejskiej 8 państw znacznie bardziej od nas zadłużonych, są państwa, gdzie poziom długu przekracza PKB, wolumen długu przekracza wolumen produktu krajowego brutto po prostu, są państwa dużo bardziej od nas zadłużone, to niektórzy z nas mogą uważać, że w takim razie mamy jeszcze luz, mamy pole manewru, możemy zastanowić się, komu by jeszcze ulżyć, komu by jeszcze, mówiąc, przepraszam, w wielkim uproszczeniu, dać. A ten nasz margines to jest 10 punktów procentowych PKB. Proponowałabym raczej liczyć 8, bo jak już się pewne procesy rozpędzą, to zatrzymać ich od razu nie można. No to, żeby 100 mld zł dodatkowo pożyczyć na różne słuszne, drobne, niezauważalne często przez podatników - tak jak to było na Węgrzech - cele, kiedy oni się wreszcie zorientowali, że właśnie te trzynaście pięćdziesiąt - tu głos z sali padł ironiczny, że wielkie mi tam waloryzacje o trzynaście pięćdziesiąt - jeśli te 13 zł i 50 gr przekazalibyśmy każdemu podatnikowi w różnej formie każdego miesiąca i robili to przez trzy lata, to po trzech latach bylibyśmy w sytuacji dzisiejszych Węgier, to pewne.</text:span></text:p>
      <text:p text:style-name="P1"><text:span text:style-name="T1">    Innymi słowy, ta granica jest bardzo cienka. Nasza swoboda jest niewielka. Jest niewielka. I my wiemy, że jest niewielka. Nie kuśmy wobec tego sami się nawzajem, dlatego że w ekonomii podstawą wszystkiego są oczekiwania - oczekiwania wzrostu, oczekiwania stabilizacji, oczekiwania poprawy. Optymizm jest niesłychanie ważną kategorią preekonomiczną. Jeśli Polska trzy lata z rzędu wykazywała w programach konwergencji wyższe deficyty niż wykonywała, to oznacza, że nawet w naszych prognozach zawieraliśmy za mało optymizmu, że nie wierzyliśmy w możliwość realizowania lepszego scenariusza. My przecież jesteśmy w zgodzie z traktatem z Maastricht - w 2005 r. byliśmy w zgodzie, w 2006 r. będziemy w zgodzie. Nie spodziewaliśmy się tego, ale inwestorzy spodziewają się, ponieważ podchodzą mniej emocjonalnie, spodziewają się, że Polska będzie realizowała scenariusz, który nakreśliłam - wytrwałego dostosowywania fiskalnego, instytucjonalnego i </text:span><text:soft-page-break/><text:span text:style-name="T1">strukturalnego. Wytrwałego, z powrotem do bardzo ważnej dyskusji o zmniejszaniu kosztów pracy, to jest absolutnie konieczne, czyli zmniejszaniu tak zwanego klina podatkowego, ponieważ musimy gospodarce już dziś zapewniać impulsy rozwojowe na następne trzy lata. Świat nie czeka na nas, świat na nas nie poczeka nigdy, nie czekał i nie poczeka. Musimy teraz myśleć o tym, jak zachęcać ludzi do zatrudnienia, przedsiębiorców do tworzenia nowych miejsc pracy, jak zachęcać inwestorów, tworząc im jak najlepsze warunki do inwestowania, czyli np. jak zmniejszać koszty pracy, czyli jak zmniejszać składki. Propozycja była, jak państwo wiecie; w tym roku się nie udało, mam nadzieję, że uda się w przyszłym. (Oklaski)</text:span></text:p>
      <text:p text:style-name="P1"><text:span text:style-name="T1">    Konkludując, panie i panowie posłowie, projekt ustawy budżetowej, który miałam zaszczyt w imieniu rządu pana Jarosława Kaczyńskiego państwu zaprezentować, nie jest może porywający na miarę niektórych słowiańskich fantazji. (Oklaski) Na pewno nie jest węgierski i nie przypomina tych fantazji węgierskich. (Oklaski) Jest projektem realistycznym, mozolnym, opartym na wierze w nasze siły i możliwości, bo ta wiara jest podstawą naszego bytu. Jest to projekt dostosowany do najbardziej prawdopodobnego biegu zdarzeń, projekt zakładający olbrzymi wysiłek finansowy państwa w dostosowywaniu się do wymagań, jakie nam stawia Unia Europejska, wymagań instytucjonalnych, a także czysto praktycznych. Nie wystarczy powiedzieć: potrzebujemy, chcemy wykorzystać środki, które Unia Europejska stawia nam do dyspozycji - musimy umieć to zrobić. Musimy umieć proces wykorzystywania tych środków kontrolować, monitorować, musimy umieć pisać stosowne sprawozdania. To jest trudne. Ten projekt budżetu tę trudność bierze pod uwagę i, można powiedzieć, przyjmuje ją z podniesionym czołem. Oby się powiodło. Dziękuję za uwagę. (Oklask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ormal_20__28_Web_29_" style:display-name="Normal (Web)" style:family="paragraph" style:parent-style-name="Standard" style:default-outline-level="">
      <style:paragraph-properties fo:margin-top="0.049cm" fo:margin-bottom="0.049cm" style:contextual-spacing="false" fo:line-height="100%"/>
      <style:text-properties style:font-name="Times New Roman" fo:font-size="12pt" style:font-name-asian="Times New Roman1" style:font-size-asian="12pt" style:language-asian="pl" style:country-asian="PL" style:font-name-complex="Times New Roman1"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4T15:01:00</meta:creation-date>
    <dc:date>2013-01-04T15:01:00</dc:date>
    <meta:editing-duration>P0D</meta:editing-duration>
    <meta:generator>LibreOffice/3.6$Windows_x86 LibreOffice_project/2ef5aff-a6fb0ff-166bdff-cf087ad-0f1389</meta:generator>
    <meta:document-statistic meta:table-count="0" meta:image-count="0" meta:object-count="0" meta:page-count="11" meta:paragraph-count="54" meta:word-count="5616" meta:character-count="38837" meta:non-whitespace-character-count="3306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